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left" draw:textarea-vertical-align="to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fo:min-height="0.9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6.129cm"/>
    </style:style>
    <style:style style:name="gr7" style:family="graphic" style:parent-style-name="standard">
      <style:graphic-properties draw:stroke="none" svg:stroke-color="#000000" draw:fill="none" draw:fill-color="#ffffff" fo:min-height="2.1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1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25cm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12.25cm" fo:min-width="17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18" style:family="graphic" style:parent-style-name="standard">
      <style:graphic-properties draw:stroke="none" svg:stroke-color="#000000" draw:fill="none" draw:fill-color="#ffffff" fo:min-height="9.25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4" draw:id="id4" draw:layer="layout" svg:width="3cm" svg:height="2cm" svg:x="13.423cm" svg:y="11.423cm">
          <text:p text:style-name="P1">Goto</text:p>
          <text:p text:style-name="P1">(Gold)</text:p>
        </draw:rect>
        <draw:rect draw:style-name="gr1" draw:text-style-name="P2" draw:layer="layout" svg:width="3cm" svg:height="2cm" svg:x="3.423cm" svg:y="11.423cm">
          <text:p text:style-name="P1">Idle</text:p>
        </draw:rect>
        <draw:rect draw:style-name="gr1" draw:text-style-name="P2" xml:id="id3" draw:id="id3" draw:layer="layout" svg:width="4cm" svg:height="2cm" svg:x="12.923cm" svg:y="18.423cm">
          <text:p text:style-name="P1">GetResource</text:p>
          <text:p text:style-name="P1">(Gold)</text:p>
        </draw:rect>
        <draw:rect draw:style-name="gr1" draw:text-style-name="P2" xml:id="id2" draw:id="id2" draw:layer="layout" svg:width="3cm" svg:height="2cm" svg:x="15.423cm" svg:y="5.423cm">
          <text:p text:style-name="P1">Die</text:p>
        </draw:rect>
        <draw:line draw:style-name="gr2" draw:text-style-name="P2" draw:layer="layout" svg:x1="4.923cm" svg:y1="10.423cm" svg:x2="4.923cm" svg:y2="11.923cm">
          <text:p/>
        </draw:line>
        <draw:connector draw:style-name="gr3" draw:text-style-name="P2" draw:layer="layout" svg:x1="13.423cm" svg:y1="6.423cm" svg:x2="15.423cm" svg:y2="6.423cm" draw:start-shape="id1" draw:start-glue-point="1" draw:end-shape="id2" draw:end-glue-point="3" svg:d="M13423 6423h2000" svg:viewBox="0 0 2001 1">
          <text:p/>
        </draw:connector>
        <draw:frame draw:style-name="gr4" draw:text-style-name="P4" draw:layer="layout" svg:width="3cm" svg:height="0.963cm" svg:x="12.923cm" svg:y="4.46cm">
          <draw:text-box>
            <text:p text:style-name="P3">No Life</text:p>
          </draw:text-box>
        </draw:frame>
        <draw:frame draw:style-name="gr5" draw:text-style-name="P4" draw:layer="layout" svg:width="4cm" svg:height="1.204cm" svg:x="9.923cm" svg:y="19.719cm">
          <draw:text-box>
            <text:p/>
          </draw:text-box>
        </draw:frame>
        <draw:connector draw:style-name="gr3" draw:text-style-name="P2" draw:layer="layout" svg:x1="14.923cm" svg:y1="18.423cm" svg:x2="14.923cm" svg:y2="13.423cm" draw:start-shape="id3" draw:start-glue-point="0" draw:end-shape="id4" draw:end-glue-point="2" svg:d="M14923 18423v-5000" svg:viewBox="0 0 1 5001">
          <text:p/>
        </draw:connector>
        <draw:connector draw:style-name="gr3" draw:text-style-name="P2" draw:layer="layout" svg:x1="13.423cm" svg:y1="12.423cm" svg:x2="10.173cm" svg:y2="11.423cm" draw:start-shape="id4" draw:start-glue-point="3" draw:end-shape="id5" svg:d="M13423 12423h-3250v-1000" svg:viewBox="0 0 3251 1001">
          <text:p/>
        </draw:connector>
        <draw:frame draw:style-name="gr6" draw:text-style-name="P4" draw:layer="layout" svg:width="3.5cm" svg:height="1.167cm" svg:x="14.923cm" svg:y="15.423cm">
          <draw:text-box>
            <text:p text:style-name="P3">Have Gold</text:p>
          </draw:text-box>
        </draw:frame>
        <draw:frame draw:style-name="gr7" draw:text-style-name="P4" draw:layer="layout" svg:width="4cm" svg:height="2.387cm" svg:x="2.423cm" svg:y="15.248cm">
          <draw:text-box>
            <text:p text:style-name="P3">!Mine </text:p>
            <text:p text:style-name="P3">empty</text:p>
            <text:p text:style-name="P3"/>
          </draw:text-box>
        </draw:frame>
        <draw:rect draw:style-name="gr1" draw:text-style-name="P2" draw:layer="layout" svg:width="6.5cm" svg:height="2cm" svg:x="12.923cm" svg:y="1.423cm">
          <text:p text:style-name="P1">Peon</text:p>
        </draw:rect>
        <draw:line draw:style-name="gr3" draw:text-style-name="P2" draw:layer="layout" svg:x1="6.423cm" svg:y1="19.423cm" svg:x2="12.923cm" svg:y2="19.423cm">
          <text:p/>
        </draw:line>
        <draw:frame draw:style-name="gr8" draw:text-style-name="P4" draw:layer="layout" svg:width="3.694cm" svg:height="1cm" svg:x="7.923cm" svg:y="18.423cm">
          <draw:text-box>
            <text:p text:style-name="P3">In Mine</text:p>
          </draw:text-box>
        </draw:frame>
        <draw:frame draw:style-name="gr9" draw:text-style-name="P4" draw:layer="layout" svg:width="2.161cm" svg:height="0.963cm" svg:x="10.923cm" svg:y="11.423cm">
          <draw:text-box>
            <text:p text:style-name="P3">In HQ</text:p>
          </draw:text-box>
        </draw:frame>
        <draw:frame draw:style-name="gr10" draw:text-style-name="P5" draw:layer="layout" svg:width="0.502cm" svg:height="1.204cm" svg:x="7.923cm" svg:y="20.719cm">
          <draw:text-box>
            <text:p/>
          </draw:text-box>
        </draw:frame>
        <draw:custom-shape draw:style-name="gr11" draw:text-style-name="P2" draw:layer="layout" svg:width="1cm" svg:height="1cm" svg:x="2.423cm" svg:y="5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3cm" svg:height="2cm" svg:x="3.423cm" svg:y="18.423cm">
          <text:p text:style-name="P1">Goto</text:p>
          <text:p text:style-name="P1">(Default)</text:p>
        </draw:rect>
        <draw:rect draw:style-name="gr1" draw:text-style-name="P2" xml:id="id1" draw:id="id1" draw:layer="layout" svg:width="3cm" svg:height="2cm" svg:x="10.423cm" svg:y="5.423cm">
          <text:p text:style-name="P1">Live</text:p>
        </draw:rect>
        <draw:rect draw:style-name="gr1" draw:text-style-name="P2" draw:layer="layout" svg:width="3cm" svg:height="2cm" svg:x="5.423cm" svg:y="5.423cm">
          <text:p text:style-name="P1">Spawn</text:p>
        </draw:rect>
        <draw:connector draw:style-name="gr3" draw:text-style-name="P2" draw:layer="layout" svg:x1="8.423cm" svg:y1="6.423cm" svg:x2="10.423cm" svg:y2="6.423cm" svg:d="M8423 6423h2000" svg:viewBox="0 0 2001 1">
          <text:p/>
        </draw:connector>
        <draw:connector draw:style-name="gr3" draw:text-style-name="P2" draw:layer="layout" svg:x1="3.423cm" svg:y1="6.423cm" svg:x2="5.423cm" svg:y2="6.423cm" svg:d="M3423 6423h2000" svg:viewBox="0 0 2001 1">
          <text:p/>
        </draw:connector>
        <draw:custom-shape draw:style-name="gr11" draw:text-style-name="P2" draw:layer="layout" svg:width="1cm" svg:height="1cm" svg:x="4.423cm" svg:y="9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4.923cm" svg:y1="13.423cm" svg:x2="4.923cm" svg:y2="18.719cm">
          <text:p text:style-name="P1"/>
          <text:p text:style-name="P1"/>
        </draw:line>
        <draw:line draw:style-name="gr13" draw:text-style-name="P6" draw:layer="layout" svg:x1="5.423cm" svg:y1="18.423cm" svg:x2="5.423cm" svg:y2="13.423cm">
          <text:p/>
        </draw:line>
        <draw:frame draw:style-name="gr14" draw:text-style-name="P4" draw:layer="layout" svg:width="4cm" svg:height="1.675cm" svg:x="5.423cm" svg:y="15.248cm">
          <draw:text-box>
            <text:p text:style-name="P3">Mine </text:p>
            <text:p text:style-name="P3">empty</text:p>
          </draw:text-box>
        </draw:frame>
        <draw:custom-shape draw:style-name="gr15" draw:text-style-name="P7" draw:layer="layout" svg:width="17.5cm" svg:height="12.5cm" svg:x="1.923cm" svg:y="8.92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3cm" svg:height="1cm" svg:x="1.923cm" svg:y="8.923cm">
          <draw:text-box>
            <text:p>Live</text:p>
          </draw:text-box>
        </draw:frame>
        <draw:custom-shape draw:style-name="gr17" draw:text-style-name="P6" draw:layer="layout" svg:width="2cm" svg:height="1cm" svg:x="1.923cm" svg:y="8.92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cm" svg:height="0.963cm" svg:x="7.923cm" svg:y="4.423cm">
          <draw:text-box>
            <text:p text:style-name="P3">Full Life</text:p>
          </draw:text-box>
        </draw:frame>
        <draw:frame draw:style-name="gr18" draw:text-style-name="P5" draw:layer="layout" svg:width="18.5cm" svg:height="9.507cm" svg:x="1.423cm" svg:y="21.423cm">
          <draw:text-box>
            <text:p>Spawn : Peon appears on the map.</text:p>
            <text:p>Live : Peon is alive, getting resources and bringing it to headquarter</text:p>
            <text:p>Die : Peon is dead, play Die animation.</text:p>
            <text:p>Idle : Do not move, play Idle animation.</text:p>
            <text:p>Goto : Move to a destination, play Walk animation. Animation depends on condition (Default, Gold, Lumber)</text:p>
            <text:p>GetResource : Do not move, play Chop animation if resource is a tree or disappear if resource is Gold. Get resource at the end.</text:p>
            <text:p>DropResource : Do not move, Give resource to HQ.</text:p>
            <text:p/>
            <text:p/>
          </draw:text-box>
        </draw:frame>
        <draw:rect draw:style-name="gr1" draw:text-style-name="P2" xml:id="id5" draw:id="id5" draw:layer="layout" svg:width="4.5cm" svg:height="2cm" svg:x="7.923cm" svg:y="9.423cm">
          <text:p text:style-name="P1">DropResource</text:p>
          <text:p text:style-name="P1">(Gold)</text:p>
        </draw:rect>
        <draw:line draw:style-name="gr13" draw:text-style-name="P6" draw:layer="layout" svg:x1="7.923cm" svg:y1="11.423cm" svg:x2="6.423cm" svg:y2="12.4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423cm" fo:margin-bottom="0.461cm" fo:margin-left="0.423cm" fo:margin-right="0.44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Windows_x86 LibreOffice_project/490fc03b25318460cfc54456516ea2519c11d1aa</meta:generator>
    <meta:initial-creator>Colin Bruneau</meta:initial-creator>
    <meta:creation-date>2006-11-15T23:03:18</meta:creation-date>
    <dc:date>2016-12-01T16:30:27.736000000</dc:date>
    <dc:language>fr-FR</dc:language>
    <meta:editing-cycles>20</meta:editing-cycles>
    <meta:editing-duration>PT2H23M41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